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100.35pt"/>
    </style:style>
    <style:style style:name="co5" style:family="table-column">
      <style:table-column-properties fo:break-before="auto" style:column-width="209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0" number:language="cs" number:country="CZ" number:automatic-order="true" number:format-source="language">
      <number:day/>
      <number:text>. </number:text>
      <number:month/>
      <number:text>. </number:text>
      <number:year/>
    </number:date-style>
    <style:style style:name="ce1" style:family="table-cell" style:parent-style-name="Default" style:data-style-name="N10030"/>
    <style:style style:name="ce2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71.24pt" svg:height="340.61pt" svg:x="548.79pt" svg:y="16.36pt">
            <loext:p draw:notify-on-update-of-ranges="Sheet1.B1:Sheet1.B1 Sheet1.B2:Sheet1.B47 Sheet1.D1:Sheet1.D1 Sheet1.D2:Sheet1.D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Daily Characters</text:p>
          </table:table-cell>
          <table:table-cell office:value-type="string" calcext:value-type="string">
            <text:p>Total characters</text:p>
          </table:table-cell>
          <table:table-cell office:value-type="string" calcext:value-type="string">
            <text:p>Daily Averag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date" office:date-value="2017-04-06" calcext:value-type="date">
            <text:p>6. 4. 2017</text:p>
          </table:table-cell>
          <table:table-cell office:value-type="float" office:value="3900" calcext:value-type="float">
            <text:p>3900</text:p>
          </table:table-cell>
          <table:table-cell table:formula="of:=SUM([.$B$2:.$B2])" office:value-type="float" office:value="3900" calcext:value-type="float">
            <text:p>3900</text:p>
          </table:table-cell>
          <table:table-cell table:style-name="ce2" table:formula="of:=AVERAGE([.$B$2:.$B2])" office:value-type="float" office:value="3900" calcext:value-type="float">
            <text:p>3900.0</text:p>
          </table:table-cell>
          <table:table-cell/>
        </table:table-row>
        <table:table-row table:style-name="ro1">
          <table:table-cell office:value-type="date" office:date-value="2017-04-07" calcext:value-type="date">
            <text:p>7. 4. 2017</text:p>
          </table:table-cell>
          <table:table-cell office:value-type="float" office:value="300" calcext:value-type="float">
            <text:p>300</text:p>
          </table:table-cell>
          <table:table-cell table:formula="of:=SUM([.$B$2:.$B3])" office:value-type="float" office:value="4200" calcext:value-type="float">
            <text:p>4200</text:p>
          </table:table-cell>
          <table:table-cell table:style-name="ce2" table:formula="of:=AVERAGE([.$B$2:.$B3])" office:value-type="float" office:value="2100" calcext:value-type="float">
            <text:p>2100.0</text:p>
          </table:table-cell>
          <table:table-cell/>
        </table:table-row>
        <table:table-row table:style-name="ro1">
          <table:table-cell office:value-type="date" office:date-value="2017-04-08" calcext:value-type="date">
            <text:p>8. 4. 2017</text:p>
          </table:table-cell>
          <table:table-cell office:value-type="float" office:value="1800" calcext:value-type="float">
            <text:p>1800</text:p>
          </table:table-cell>
          <table:table-cell table:formula="of:=SUM([.$B$2:.$B4])" office:value-type="float" office:value="6000" calcext:value-type="float">
            <text:p>6000</text:p>
          </table:table-cell>
          <table:table-cell table:style-name="ce2" table:formula="of:=AVERAGE([.$B$2:.$B4])" office:value-type="float" office:value="2000" calcext:value-type="float">
            <text:p>2000.0</text:p>
          </table:table-cell>
          <table:table-cell/>
        </table:table-row>
        <table:table-row table:style-name="ro1">
          <table:table-cell office:value-type="date" office:date-value="2017-04-09" calcext:value-type="date">
            <text:p>9. 4. 2017</text:p>
          </table:table-cell>
          <table:table-cell office:value-type="float" office:value="2200" calcext:value-type="float">
            <text:p>2200</text:p>
          </table:table-cell>
          <table:table-cell table:formula="of:=SUM([.$B$2:.$B5])" office:value-type="float" office:value="8200" calcext:value-type="float">
            <text:p>8200</text:p>
          </table:table-cell>
          <table:table-cell table:style-name="ce2" table:formula="of:=AVERAGE([.$B$2:.$B5])" office:value-type="float" office:value="2050" calcext:value-type="float">
            <text:p>2050.0</text:p>
          </table:table-cell>
          <table:table-cell/>
        </table:table-row>
        <table:table-row table:style-name="ro1">
          <table:table-cell office:value-type="date" office:date-value="2017-04-10" calcext:value-type="date">
            <text:p>10. 4. 2017</text:p>
          </table:table-cell>
          <table:table-cell office:value-type="float" office:value="2500" calcext:value-type="float">
            <text:p>2500</text:p>
          </table:table-cell>
          <table:table-cell table:formula="of:=SUM([.$B$2:.$B6])" office:value-type="float" office:value="10700" calcext:value-type="float">
            <text:p>10700</text:p>
          </table:table-cell>
          <table:table-cell table:style-name="ce2" table:formula="of:=AVERAGE([.$B$2:.$B6])" office:value-type="float" office:value="2140" calcext:value-type="float">
            <text:p>2140.0</text:p>
          </table:table-cell>
          <table:table-cell/>
        </table:table-row>
        <table:table-row table:style-name="ro1">
          <table:table-cell office:value-type="date" office:date-value="2017-04-11" calcext:value-type="date">
            <text:p>11. 4. 2017</text:p>
          </table:table-cell>
          <table:table-cell office:value-type="float" office:value="1500" calcext:value-type="float">
            <text:p>1500</text:p>
          </table:table-cell>
          <table:table-cell table:formula="of:=SUM([.$B$2:.$B7])" office:value-type="float" office:value="12200" calcext:value-type="float">
            <text:p>12200</text:p>
          </table:table-cell>
          <table:table-cell table:style-name="ce2" table:formula="of:=AVERAGE([.$B$2:.$B7])" office:value-type="float" office:value="2033.33333333333" calcext:value-type="float">
            <text:p>2033.3</text:p>
          </table:table-cell>
          <table:table-cell office:value-type="string" calcext:value-type="string">
            <text:p>Second chapter final review – 12500</text:p>
          </table:table-cell>
        </table:table-row>
        <table:table-row table:style-name="ro1">
          <table:table-cell office:value-type="date" office:date-value="2017-04-12" calcext:value-type="date">
            <text:p>12. 4. 2017</text:p>
          </table:table-cell>
          <table:table-cell office:value-type="float" office:value="0" calcext:value-type="float">
            <text:p>0</text:p>
          </table:table-cell>
          <table:table-cell table:formula="of:=SUM([.$B$2:.$B8])" office:value-type="float" office:value="12200" calcext:value-type="float">
            <text:p>12200</text:p>
          </table:table-cell>
          <table:table-cell table:style-name="ce2" table:formula="of:=AVERAGE([.$B$2:.$B8])" office:value-type="float" office:value="1742.85714285714" calcext:value-type="float">
            <text:p>1742.9</text:p>
          </table:table-cell>
          <table:table-cell/>
        </table:table-row>
        <table:table-row table:style-name="ro1">
          <table:table-cell office:value-type="date" office:date-value="2017-04-13" calcext:value-type="date">
            <text:p>13. 4. 2017</text:p>
          </table:table-cell>
          <table:table-cell office:value-type="float" office:value="0" calcext:value-type="float">
            <text:p>0</text:p>
          </table:table-cell>
          <table:table-cell table:formula="of:=SUM([.$B$2:.$B9])" office:value-type="float" office:value="12200" calcext:value-type="float">
            <text:p>12200</text:p>
          </table:table-cell>
          <table:table-cell table:style-name="ce2" table:formula="of:=AVERAGE([.$B$2:.$B9])" office:value-type="float" office:value="1525" calcext:value-type="float">
            <text:p>1525.0</text:p>
          </table:table-cell>
          <table:table-cell/>
        </table:table-row>
        <table:table-row table:style-name="ro1">
          <table:table-cell office:value-type="date" office:date-value="2017-04-14" calcext:value-type="date">
            <text:p>14. 4. 2017</text:p>
          </table:table-cell>
          <table:table-cell office:value-type="float" office:value="2900" calcext:value-type="float">
            <text:p>2900</text:p>
          </table:table-cell>
          <table:table-cell table:formula="of:=SUM([.$B$2:.$B10])" office:value-type="float" office:value="15100" calcext:value-type="float">
            <text:p>15100</text:p>
          </table:table-cell>
          <table:table-cell table:style-name="ce2" table:formula="of:=AVERAGE([.$B$2:.$B10])" office:value-type="float" office:value="1677.77777777778" calcext:value-type="float">
            <text:p>1677.8</text:p>
          </table:table-cell>
          <table:table-cell/>
        </table:table-row>
        <table:table-row table:style-name="ro1">
          <table:table-cell office:value-type="date" office:date-value="2017-04-15" calcext:value-type="date">
            <text:p>15. 4. 2017</text:p>
          </table:table-cell>
          <table:table-cell office:value-type="float" office:value="2500" calcext:value-type="float">
            <text:p>2500</text:p>
          </table:table-cell>
          <table:table-cell table:formula="of:=SUM([.$B$2:.$B11])" office:value-type="float" office:value="17600" calcext:value-type="float">
            <text:p>17600</text:p>
          </table:table-cell>
          <table:table-cell table:style-name="ce2" table:formula="of:=AVERAGE([.$B$2:.$B11])" office:value-type="float" office:value="1760" calcext:value-type="float">
            <text:p>1760.0</text:p>
          </table:table-cell>
          <table:table-cell/>
        </table:table-row>
        <table:table-row table:style-name="ro1">
          <table:table-cell office:value-type="date" office:date-value="2017-04-16" calcext:value-type="date">
            <text:p>16. 4. 2017</text:p>
          </table:table-cell>
          <table:table-cell office:value-type="float" office:value="3300" calcext:value-type="float">
            <text:p>3300</text:p>
          </table:table-cell>
          <table:table-cell table:formula="of:=SUM([.$B$2:.$B12])" office:value-type="float" office:value="20900" calcext:value-type="float">
            <text:p>20900</text:p>
          </table:table-cell>
          <table:table-cell table:style-name="ce2" table:formula="of:=AVERAGE([.$B$2:.$B12])" office:value-type="float" office:value="1900" calcext:value-type="float">
            <text:p>1900.0</text:p>
          </table:table-cell>
          <table:table-cell/>
        </table:table-row>
        <table:table-row table:style-name="ro1">
          <table:table-cell office:value-type="date" office:date-value="2017-04-17" calcext:value-type="date">
            <text:p>17. 4. 2017</text:p>
          </table:table-cell>
          <table:table-cell office:value-type="float" office:value="4300" calcext:value-type="float">
            <text:p>4300</text:p>
          </table:table-cell>
          <table:table-cell table:formula="of:=SUM([.$B$2:.$B13])" office:value-type="float" office:value="25200" calcext:value-type="float">
            <text:p>25200</text:p>
          </table:table-cell>
          <table:table-cell table:style-name="ce2" table:formula="of:=AVERAGE([.$B$2:.$B13])" office:value-type="float" office:value="2100" calcext:value-type="float">
            <text:p>2100.0</text:p>
          </table:table-cell>
          <table:table-cell/>
        </table:table-row>
        <table:table-row table:style-name="ro1">
          <table:table-cell office:value-type="date" office:date-value="2017-04-18" calcext:value-type="date">
            <text:p>18. 4. 2017</text:p>
          </table:table-cell>
          <table:table-cell office:value-type="float" office:value="2200" calcext:value-type="float">
            <text:p>2200</text:p>
          </table:table-cell>
          <table:table-cell table:formula="of:=SUM([.$B$2:.$B14])" office:value-type="float" office:value="27400" calcext:value-type="float">
            <text:p>27400</text:p>
          </table:table-cell>
          <table:table-cell table:style-name="ce2" table:formula="of:=AVERAGE([.$B$2:.$B14])" office:value-type="float" office:value="2107.69230769231" calcext:value-type="float">
            <text:p>2107.7</text:p>
          </table:table-cell>
          <table:table-cell/>
        </table:table-row>
        <table:table-row table:style-name="ro1">
          <table:table-cell office:value-type="date" office:date-value="2017-04-19" calcext:value-type="date">
            <text:p>19. 4. 2017</text:p>
          </table:table-cell>
          <table:table-cell office:value-type="float" office:value="3100" calcext:value-type="float">
            <text:p>3100</text:p>
          </table:table-cell>
          <table:table-cell table:formula="of:=SUM([.$B$2:.$B15])" office:value-type="float" office:value="30500" calcext:value-type="float">
            <text:p>30500</text:p>
          </table:table-cell>
          <table:table-cell table:style-name="ce2" table:formula="of:=AVERAGE([.$B$2:.$B15])" office:value-type="float" office:value="2178.57142857143" calcext:value-type="float">
            <text:p>2178.6</text:p>
          </table:table-cell>
          <table:table-cell/>
        </table:table-row>
        <table:table-row table:style-name="ro1">
          <table:table-cell office:value-type="date" office:date-value="2017-04-20" calcext:value-type="date">
            <text:p>20. 4. 2017</text:p>
          </table:table-cell>
          <table:table-cell office:value-type="float" office:value="950" calcext:value-type="float">
            <text:p>950</text:p>
          </table:table-cell>
          <table:table-cell table:formula="of:=SUM([.$B$2:.$B16])" office:value-type="float" office:value="31450" calcext:value-type="float">
            <text:p>31450</text:p>
          </table:table-cell>
          <table:table-cell table:style-name="ce2" table:formula="of:=AVERAGE([.$B$2:.$B16])" office:value-type="float" office:value="2096.66666666667" calcext:value-type="float">
            <text:p>2096.7</text:p>
          </table:table-cell>
          <table:table-cell/>
        </table:table-row>
        <table:table-row table:style-name="ro1">
          <table:table-cell office:value-type="date" office:date-value="2017-04-21" calcext:value-type="date">
            <text:p>21. 4. 2017</text:p>
          </table:table-cell>
          <table:table-cell office:value-type="float" office:value="2200" calcext:value-type="float">
            <text:p>2200</text:p>
          </table:table-cell>
          <table:table-cell table:formula="of:=SUM([.$B$2:.$B17])" office:value-type="float" office:value="33650" calcext:value-type="float">
            <text:p>33650</text:p>
          </table:table-cell>
          <table:table-cell table:style-name="ce2" table:formula="of:=AVERAGE([.$B$2:.$B17])" office:value-type="float" office:value="2103.125" calcext:value-type="float">
            <text:p>2103.1</text:p>
          </table:table-cell>
          <table:table-cell/>
        </table:table-row>
        <table:table-row table:style-name="ro1">
          <table:table-cell office:value-type="date" office:date-value="2017-04-22" calcext:value-type="date">
            <text:p>22. 4. 2017</text:p>
          </table:table-cell>
          <table:table-cell office:value-type="float" office:value="2900" calcext:value-type="float">
            <text:p>2900</text:p>
          </table:table-cell>
          <table:table-cell table:formula="of:=SUM([.$B$2:.$B18])" office:value-type="float" office:value="36550" calcext:value-type="float">
            <text:p>36550</text:p>
          </table:table-cell>
          <table:table-cell table:style-name="ce2" table:formula="of:=AVERAGE([.$B$2:.$B18])" office:value-type="float" office:value="2150" calcext:value-type="float">
            <text:p>2150.0</text:p>
          </table:table-cell>
          <table:table-cell/>
        </table:table-row>
        <table:table-row table:style-name="ro1">
          <table:table-cell office:value-type="date" office:date-value="2017-04-23" calcext:value-type="date">
            <text:p>23. 4. 2017</text:p>
          </table:table-cell>
          <table:table-cell office:value-type="float" office:value="2700" calcext:value-type="float">
            <text:p>2700</text:p>
          </table:table-cell>
          <table:table-cell table:formula="of:=SUM([.$B$2:.$B19])" office:value-type="float" office:value="39250" calcext:value-type="float">
            <text:p>39250</text:p>
          </table:table-cell>
          <table:table-cell table:style-name="ce2" table:formula="of:=AVERAGE([.$B$2:.$B19])" office:value-type="float" office:value="2180.55555555556" calcext:value-type="float">
            <text:p>2180.6</text:p>
          </table:table-cell>
          <table:table-cell/>
        </table:table-row>
        <table:table-row table:style-name="ro1">
          <table:table-cell office:value-type="date" office:date-value="2017-04-24" calcext:value-type="date">
            <text:p>24. 4. 2017</text:p>
          </table:table-cell>
          <table:table-cell office:value-type="float" office:value="0" calcext:value-type="float">
            <text:p>0</text:p>
          </table:table-cell>
          <table:table-cell table:formula="of:=SUM([.$B$2:.$B20])" office:value-type="float" office:value="39250" calcext:value-type="float">
            <text:p>39250</text:p>
          </table:table-cell>
          <table:table-cell table:style-name="ce2" table:formula="of:=AVERAGE([.$B$2:.$B20])" office:value-type="float" office:value="2065.78947368421" calcext:value-type="float">
            <text:p>2065.8</text:p>
          </table:table-cell>
          <table:table-cell/>
        </table:table-row>
        <table:table-row table:style-name="ro1">
          <table:table-cell office:value-type="date" office:date-value="2017-04-25" calcext:value-type="date">
            <text:p>25. 4. 2017</text:p>
          </table:table-cell>
          <table:table-cell office:value-type="float" office:value="1800" calcext:value-type="float">
            <text:p>1800</text:p>
          </table:table-cell>
          <table:table-cell table:formula="of:=SUM([.$B$2:.$B21])" office:value-type="float" office:value="41050" calcext:value-type="float">
            <text:p>41050</text:p>
          </table:table-cell>
          <table:table-cell table:style-name="ce2" table:formula="of:=AVERAGE([.$B$2:.$B21])" office:value-type="float" office:value="2052.5" calcext:value-type="float">
            <text:p>2052.5</text:p>
          </table:table-cell>
          <table:table-cell/>
        </table:table-row>
        <table:table-row table:style-name="ro1">
          <table:table-cell office:value-type="date" office:date-value="2017-04-26" calcext:value-type="date">
            <text:p>26. 4. 2017</text:p>
          </table:table-cell>
          <table:table-cell office:value-type="float" office:value="0" calcext:value-type="float">
            <text:p>0</text:p>
          </table:table-cell>
          <table:table-cell table:formula="of:=SUM([.$B$2:.$B22])" office:value-type="float" office:value="41050" calcext:value-type="float">
            <text:p>41050</text:p>
          </table:table-cell>
          <table:table-cell table:style-name="ce2" table:formula="of:=AVERAGE([.$B$2:.$B22])" office:value-type="float" office:value="1954.76190476191" calcext:value-type="float">
            <text:p>1954.8</text:p>
          </table:table-cell>
          <table:table-cell/>
        </table:table-row>
        <table:table-row table:style-name="ro1">
          <table:table-cell office:value-type="date" office:date-value="2017-04-27" calcext:value-type="date">
            <text:p>27. 4. 2017</text:p>
          </table:table-cell>
          <table:table-cell office:value-type="float" office:value="200" calcext:value-type="float">
            <text:p>200</text:p>
          </table:table-cell>
          <table:table-cell table:formula="of:=SUM([.$B$2:.$B23])" office:value-type="float" office:value="41250" calcext:value-type="float">
            <text:p>41250</text:p>
          </table:table-cell>
          <table:table-cell table:style-name="ce2" table:formula="of:=AVERAGE([.$B$2:.$B23])" office:value-type="float" office:value="1875" calcext:value-type="float">
            <text:p>1875.0</text:p>
          </table:table-cell>
          <table:table-cell/>
        </table:table-row>
        <table:table-row table:style-name="ro1">
          <table:table-cell office:value-type="date" office:date-value="2017-04-28" calcext:value-type="date">
            <text:p>28. 4. 2017</text:p>
          </table:table-cell>
          <table:table-cell office:value-type="float" office:value="2600" calcext:value-type="float">
            <text:p>2600</text:p>
          </table:table-cell>
          <table:table-cell table:formula="of:=SUM([.$B$2:.$B24])" office:value-type="float" office:value="43850" calcext:value-type="float">
            <text:p>43850</text:p>
          </table:table-cell>
          <table:table-cell table:style-name="ce2" table:formula="of:=AVERAGE([.$B$2:.$B24])" office:value-type="float" office:value="1906.52173913043" calcext:value-type="float">
            <text:p>1906.5</text:p>
          </table:table-cell>
          <table:table-cell/>
        </table:table-row>
        <table:table-row table:style-name="ro1">
          <table:table-cell office:value-type="date" office:date-value="2017-04-29" calcext:value-type="date">
            <text:p>29. 4. 2017</text:p>
          </table:table-cell>
          <table:table-cell office:value-type="float" office:value="2600" calcext:value-type="float">
            <text:p>2600</text:p>
          </table:table-cell>
          <table:table-cell table:formula="of:=SUM([.$B$2:.$B25])" office:value-type="float" office:value="46450" calcext:value-type="float">
            <text:p>46450</text:p>
          </table:table-cell>
          <table:table-cell table:style-name="ce2" table:formula="of:=AVERAGE([.$B$2:.$B25])" office:value-type="float" office:value="1935.41666666667" calcext:value-type="float">
            <text:p>1935.4</text:p>
          </table:table-cell>
          <table:table-cell/>
        </table:table-row>
        <table:table-row table:style-name="ro1">
          <table:table-cell office:value-type="date" office:date-value="2017-04-30" calcext:value-type="date">
            <text:p>30. 4. 2017</text:p>
          </table:table-cell>
          <table:table-cell office:value-type="float" office:value="4400" calcext:value-type="float">
            <text:p>4400</text:p>
          </table:table-cell>
          <table:table-cell table:formula="of:=SUM([.$B$2:.$B26])" office:value-type="float" office:value="50850" calcext:value-type="float">
            <text:p>50850</text:p>
          </table:table-cell>
          <table:table-cell table:style-name="ce2" table:formula="of:=AVERAGE([.$B$2:.$B26])" office:value-type="float" office:value="2034" calcext:value-type="float">
            <text:p>2034.0</text:p>
          </table:table-cell>
          <table:table-cell/>
        </table:table-row>
        <table:table-row table:style-name="ro1">
          <table:table-cell office:value-type="date" office:date-value="2017-05-01" calcext:value-type="date">
            <text:p>1. 5. 2017</text:p>
          </table:table-cell>
          <table:table-cell office:value-type="float" office:value="-6750" calcext:value-type="float">
            <text:p>-6750</text:p>
          </table:table-cell>
          <table:table-cell table:formula="of:=SUM([.$B$2:.$B27])" office:value-type="float" office:value="44100" calcext:value-type="float">
            <text:p>44100</text:p>
          </table:table-cell>
          <table:table-cell table:style-name="ce2" table:formula="of:=AVERAGE([.$B$2:.$B27])" office:value-type="float" office:value="1696.15384615385" calcext:value-type="float">
            <text:p>1696.2</text:p>
          </table:table-cell>
          <table:table-cell office:value-type="string" calcext:value-type="string">
            <text:p>Third chapter final review – 31600</text:p>
          </table:table-cell>
        </table:table-row>
        <table:table-row table:style-name="ro1">
          <table:table-cell office:value-type="date" office:date-value="2017-05-02" calcext:value-type="date">
            <text:p>2. 5. 2017</text:p>
          </table:table-cell>
          <table:table-cell office:value-type="float" office:value="2200" calcext:value-type="float">
            <text:p>2200</text:p>
          </table:table-cell>
          <table:table-cell table:formula="of:=SUM([.$B$2:.$B28])" office:value-type="float" office:value="46300" calcext:value-type="float">
            <text:p>46300</text:p>
          </table:table-cell>
          <table:table-cell table:style-name="ce2" table:formula="of:=AVERAGE([.$B$2:.$B28])" office:value-type="float" office:value="1714.81481481481" calcext:value-type="float">
            <text:p>1714.8</text:p>
          </table:table-cell>
          <table:table-cell/>
        </table:table-row>
        <table:table-row table:style-name="ro1">
          <table:table-cell office:value-type="date" office:date-value="2017-05-03" calcext:value-type="date">
            <text:p>3. 5. 2017</text:p>
          </table:table-cell>
          <table:table-cell office:value-type="float" office:value="0" calcext:value-type="float">
            <text:p>0</text:p>
          </table:table-cell>
          <table:table-cell table:formula="of:=SUM([.$B$2:.$B29])" office:value-type="float" office:value="46300" calcext:value-type="float">
            <text:p>46300</text:p>
          </table:table-cell>
          <table:table-cell table:style-name="ce2" table:formula="of:=AVERAGE([.$B$2:.$B29])" office:value-type="float" office:value="1653.57142857143" calcext:value-type="float">
            <text:p>1653.6</text:p>
          </table:table-cell>
          <table:table-cell/>
        </table:table-row>
        <table:table-row table:style-name="ro1">
          <table:table-cell office:value-type="date" office:date-value="2017-05-04" calcext:value-type="date">
            <text:p>4. 5. 2017</text:p>
          </table:table-cell>
          <table:table-cell office:value-type="float" office:value="0" calcext:value-type="float">
            <text:p>0</text:p>
          </table:table-cell>
          <table:table-cell table:formula="of:=SUM([.$B$2:.$B30])" office:value-type="float" office:value="46300" calcext:value-type="float">
            <text:p>46300</text:p>
          </table:table-cell>
          <table:table-cell table:style-name="ce2" table:formula="of:=AVERAGE([.$B$2:.$B30])" office:value-type="float" office:value="1596.55172413793" calcext:value-type="float">
            <text:p>1596.6</text:p>
          </table:table-cell>
          <table:table-cell/>
        </table:table-row>
        <table:table-row table:style-name="ro1">
          <table:table-cell office:value-type="date" office:date-value="2017-05-05" calcext:value-type="date">
            <text:p>5. 5. 2017</text:p>
          </table:table-cell>
          <table:table-cell office:value-type="float" office:value="0" calcext:value-type="float">
            <text:p>0</text:p>
          </table:table-cell>
          <table:table-cell table:formula="of:=SUM([.$B$2:.$B31])" office:value-type="float" office:value="46300" calcext:value-type="float">
            <text:p>46300</text:p>
          </table:table-cell>
          <table:table-cell table:style-name="ce2" table:formula="of:=AVERAGE([.$B$2:.$B31])" office:value-type="float" office:value="1543.33333333333" calcext:value-type="float">
            <text:p>1543.3</text:p>
          </table:table-cell>
          <table:table-cell/>
        </table:table-row>
        <table:table-row table:style-name="ro1">
          <table:table-cell office:value-type="date" office:date-value="2017-05-06" calcext:value-type="date">
            <text:p>6. 5. 2017</text:p>
          </table:table-cell>
          <table:table-cell office:value-type="float" office:value="0" calcext:value-type="float">
            <text:p>0</text:p>
          </table:table-cell>
          <table:table-cell table:formula="of:=SUM([.$B$2:.$B32])" office:value-type="float" office:value="46300" calcext:value-type="float">
            <text:p>46300</text:p>
          </table:table-cell>
          <table:table-cell table:style-name="ce2" table:formula="of:=AVERAGE([.$B$2:.$B32])" office:value-type="float" office:value="1493.54838709677" calcext:value-type="float">
            <text:p>1493.5</text:p>
          </table:table-cell>
          <table:table-cell/>
        </table:table-row>
        <table:table-row table:style-name="ro1">
          <table:table-cell office:value-type="date" office:date-value="2017-05-07" calcext:value-type="date">
            <text:p>7. 5. 2017</text:p>
          </table:table-cell>
          <table:table-cell office:value-type="float" office:value="0" calcext:value-type="float">
            <text:p>0</text:p>
          </table:table-cell>
          <table:table-cell table:formula="of:=SUM([.$B$2:.$B33])" office:value-type="float" office:value="46300" calcext:value-type="float">
            <text:p>46300</text:p>
          </table:table-cell>
          <table:table-cell table:style-name="ce2" table:formula="of:=AVERAGE([.$B$2:.$B33])" office:value-type="float" office:value="1446.875" calcext:value-type="float">
            <text:p>1446.9</text:p>
          </table:table-cell>
          <table:table-cell/>
        </table:table-row>
        <table:table-row table:style-name="ro1">
          <table:table-cell office:value-type="date" office:date-value="2017-05-08" calcext:value-type="date">
            <text:p>8. 5. 2017</text:p>
          </table:table-cell>
          <table:table-cell office:value-type="float" office:value="0" calcext:value-type="float">
            <text:p>0</text:p>
          </table:table-cell>
          <table:table-cell table:formula="of:=SUM([.$B$2:.$B34])" office:value-type="float" office:value="46300" calcext:value-type="float">
            <text:p>46300</text:p>
          </table:table-cell>
          <table:table-cell table:style-name="ce2" table:formula="of:=AVERAGE([.$B$2:.$B34])" office:value-type="float" office:value="1403.0303030303" calcext:value-type="float">
            <text:p>1403.0</text:p>
          </table:table-cell>
          <table:table-cell/>
        </table:table-row>
        <table:table-row table:style-name="ro1">
          <table:table-cell office:value-type="date" office:date-value="2017-05-09" calcext:value-type="date">
            <text:p>9. 5. 2017</text:p>
          </table:table-cell>
          <table:table-cell office:value-type="float" office:value="0" calcext:value-type="float">
            <text:p>0</text:p>
          </table:table-cell>
          <table:table-cell table:formula="of:=SUM([.$B$2:.$B35])" office:value-type="float" office:value="46300" calcext:value-type="float">
            <text:p>46300</text:p>
          </table:table-cell>
          <table:table-cell table:style-name="ce2" table:formula="of:=AVERAGE([.$B$2:.$B35])" office:value-type="float" office:value="1361.76470588235" calcext:value-type="float">
            <text:p>1361.8</text:p>
          </table:table-cell>
          <table:table-cell/>
        </table:table-row>
        <table:table-row table:style-name="ro1">
          <table:table-cell office:value-type="date" office:date-value="2017-05-10" calcext:value-type="date">
            <text:p>10. 5. 2017</text:p>
          </table:table-cell>
          <table:table-cell office:value-type="float" office:value="6700" calcext:value-type="float">
            <text:p>6700</text:p>
          </table:table-cell>
          <table:table-cell table:formula="of:=SUM([.$B$2:.$B36])" office:value-type="float" office:value="53000" calcext:value-type="float">
            <text:p>53000</text:p>
          </table:table-cell>
          <table:table-cell table:style-name="ce2" table:formula="of:=AVERAGE([.$B$2:.$B36])" office:value-type="float" office:value="1514.28571428571" calcext:value-type="float">
            <text:p>1514.3</text:p>
          </table:table-cell>
          <table:table-cell/>
        </table:table-row>
        <table:table-row table:style-name="ro1">
          <table:table-cell office:value-type="date" office:date-value="2017-05-11" calcext:value-type="date">
            <text:p>11. 5. 2017</text:p>
          </table:table-cell>
          <table:table-cell office:value-type="float" office:value="11000" calcext:value-type="float">
            <text:p>11000</text:p>
          </table:table-cell>
          <table:table-cell table:formula="of:=SUM([.$B$2:.$B37])" office:value-type="float" office:value="64000" calcext:value-type="float">
            <text:p>64000</text:p>
          </table:table-cell>
          <table:table-cell table:style-name="ce2" table:formula="of:=AVERAGE([.$B$2:.$B37])" office:value-type="float" office:value="1777.77777777778" calcext:value-type="float">
            <text:p>1777.8</text:p>
          </table:table-cell>
          <table:table-cell/>
        </table:table-row>
        <table:table-row table:style-name="ro1">
          <table:table-cell office:value-type="date" office:date-value="2017-05-12" calcext:value-type="date">
            <text:p>12. 5. 2017</text:p>
          </table:table-cell>
          <table:table-cell office:value-type="float" office:value="6100" calcext:value-type="float">
            <text:p>6100</text:p>
          </table:table-cell>
          <table:table-cell table:formula="of:=SUM([.$B$2:.$B38])" office:value-type="float" office:value="70100" calcext:value-type="float">
            <text:p>70100</text:p>
          </table:table-cell>
          <table:table-cell table:style-name="ce2" table:formula="of:=AVERAGE([.$B$2:.$B38])" office:value-type="float" office:value="1894.59459459459" calcext:value-type="float">
            <text:p>1894.6</text:p>
          </table:table-cell>
          <table:table-cell office:value-type="string" calcext:value-type="string">
            <text:p>Fourth chapter final review – 27800</text:p>
          </table:table-cell>
        </table:table-row>
        <table:table-row table:style-name="ro1">
          <table:table-cell office:value-type="date" office:date-value="2017-05-13" calcext:value-type="date">
            <text:p>13. 5. 2017</text:p>
          </table:table-cell>
          <table:table-cell office:value-type="float" office:value="0" calcext:value-type="float">
            <text:p>0</text:p>
          </table:table-cell>
          <table:table-cell table:formula="of:=SUM([.$B$2:.$B39])" office:value-type="float" office:value="70100" calcext:value-type="float">
            <text:p>70100</text:p>
          </table:table-cell>
          <table:table-cell table:style-name="ce2" table:formula="of:=AVERAGE([.$B$2:.$B39])" office:value-type="float" office:value="1844.73684210526" calcext:value-type="float">
            <text:p>1844.7</text:p>
          </table:table-cell>
          <table:table-cell/>
        </table:table-row>
        <table:table-row table:style-name="ro1">
          <table:table-cell office:value-type="date" office:date-value="2017-05-14" calcext:value-type="date">
            <text:p>14. 5. 2017</text:p>
          </table:table-cell>
          <table:table-cell office:value-type="float" office:value="4600" calcext:value-type="float">
            <text:p>4600</text:p>
          </table:table-cell>
          <table:table-cell table:formula="of:=SUM([.$B$2:.$B40])" office:value-type="float" office:value="74700" calcext:value-type="float">
            <text:p>74700</text:p>
          </table:table-cell>
          <table:table-cell table:style-name="ce2" table:formula="of:=AVERAGE([.$B$2:.$B40])" office:value-type="float" office:value="1915.38461538462" calcext:value-type="float">
            <text:p>1915.4</text:p>
          </table:table-cell>
          <table:table-cell/>
        </table:table-row>
        <table:table-row table:style-name="ro1">
          <table:table-cell office:value-type="date" office:date-value="2017-05-15" calcext:value-type="date">
            <text:p>15. 5. 2017</text:p>
          </table:table-cell>
          <table:table-cell office:value-type="float" office:value="7100" calcext:value-type="float">
            <text:p>7100</text:p>
          </table:table-cell>
          <table:table-cell table:formula="of:=SUM([.$B$2:.$B41])" office:value-type="float" office:value="81800" calcext:value-type="float">
            <text:p>81800</text:p>
          </table:table-cell>
          <table:table-cell table:style-name="ce2" table:formula="of:=AVERAGE([.$B$2:.$B41])" office:value-type="float" office:value="2045" calcext:value-type="float">
            <text:p>2045.0</text:p>
          </table:table-cell>
          <table:table-cell office:value-type="string" calcext:value-type="string">
            <text:p>Fifth chapter final review – 11700</text:p>
          </table:table-cell>
        </table:table-row>
        <table:table-row table:style-name="ro1">
          <table:table-cell office:value-type="date" office:date-value="2017-05-16" calcext:value-type="date">
            <text:p>16. 5. 2017</text:p>
          </table:table-cell>
          <table:table-cell office:value-type="float" office:value="4700" calcext:value-type="float">
            <text:p>4700</text:p>
          </table:table-cell>
          <table:table-cell table:formula="of:=SUM([.$B$2:.$B42])" office:value-type="float" office:value="86500" calcext:value-type="float">
            <text:p>86500</text:p>
          </table:table-cell>
          <table:table-cell table:style-name="ce2" table:formula="of:=AVERAGE([.$B$2:.$B42])" office:value-type="float" office:value="2109.75609756098" calcext:value-type="float">
            <text:p>2109.8</text:p>
          </table:table-cell>
          <table:table-cell office:value-type="string" calcext:value-type="string">
            <text:p>Sixth chapter final review – 4700</text:p>
          </table:table-cell>
        </table:table-row>
        <table:table-row table:style-name="ro1">
          <table:table-cell office:value-type="date" office:date-value="2017-05-17" calcext:value-type="date">
            <text:p>17. 5. 2017</text:p>
          </table:table-cell>
          <table:table-cell office:value-type="float" office:value="3100" calcext:value-type="float">
            <text:p>3100</text:p>
          </table:table-cell>
          <table:table-cell table:formula="of:=SUM([.$B$2:.$B43])" office:value-type="float" office:value="89600" calcext:value-type="float">
            <text:p>89600</text:p>
          </table:table-cell>
          <table:table-cell table:style-name="ce2" table:formula="of:=AVERAGE([.$B$2:.$B43])" office:value-type="float" office:value="2133.33333333333" calcext:value-type="float">
            <text:p>2133.3</text:p>
          </table:table-cell>
          <table:table-cell office:value-type="string" calcext:value-type="string">
            <text:p>First chapter final review – 3100</text:p>
          </table:table-cell>
        </table:table-row>
        <table:table-row table:style-name="ro1">
          <table:table-cell office:value-type="date" office:date-value="2017-05-18" calcext:value-type="date">
            <text:p>18. 5. 2017</text:p>
          </table:table-cell>
          <table:table-cell office:value-type="float" office:value="1800" calcext:value-type="float">
            <text:p>1800</text:p>
          </table:table-cell>
          <table:table-cell table:formula="of:=SUM([.$B$2:.$B44])" office:value-type="float" office:value="91400" calcext:value-type="float">
            <text:p>91400</text:p>
          </table:table-cell>
          <table:table-cell table:style-name="ce2" table:formula="of:=AVERAGE([.$B$2:.$B44])" office:value-type="float" office:value="2125.58139534884" calcext:value-type="float">
            <text:p>2125.6</text:p>
          </table:table-cell>
          <table:table-cell office:value-type="string" calcext:value-type="string">
            <text:p>Absract and Acknowledgement – 1800</text:p>
          </table:table-cell>
        </table:table-row>
        <table:table-row table:style-name="ro1">
          <table:table-cell office:value-type="date" office:date-value="2017-05-19" calcext:value-type="date">
            <text:p>19. 5. 2017</text:p>
          </table:table-cell>
          <table:table-cell office:value-type="float" office:value="1800" calcext:value-type="float">
            <text:p>1800</text:p>
          </table:table-cell>
          <table:table-cell table:formula="of:=SUM([.$B$2:.$B45])" office:value-type="float" office:value="93200" calcext:value-type="float">
            <text:p>93200</text:p>
          </table:table-cell>
          <table:table-cell table:style-name="ce2" table:formula="of:=AVERAGE([.$B$2:.$B45])" office:value-type="float" office:value="2118.18181818182" calcext:value-type="float">
            <text:p>2118.2</text:p>
          </table:table-cell>
          <table:table-cell office:value-type="string" calcext:value-type="string">
            <text:p>Polish and recount</text:p>
          </table:table-cell>
        </table:table-row>
        <table:table-row table:style-name="ro1">
          <table:table-cell office:value-type="date" office:date-value="2017-05-20" calcext:value-type="date">
            <text:p>20. 5. 2017</text:p>
          </table:table-cell>
          <table:table-cell office:value-type="float" office:value="0" calcext:value-type="float">
            <text:p>0</text:p>
          </table:table-cell>
          <table:table-cell table:formula="of:=SUM([.$B$2:.$B46])" office:value-type="float" office:value="93200" calcext:value-type="float">
            <text:p>93200</text:p>
          </table:table-cell>
          <table:table-cell table:style-name="ce2" table:formula="of:=AVERAGE([.$B$2:.$B46])" office:value-type="float" office:value="2071.11111111111" calcext:value-type="float">
            <text:p>2071.1</text:p>
          </table:table-cell>
          <table:table-cell/>
        </table:table-row>
        <table:table-row table:style-name="ro1">
          <table:table-cell office:value-type="date" office:date-value="2017-05-21" calcext:value-type="date">
            <text:p>21. 5. 2017</text:p>
          </table:table-cell>
          <table:table-cell office:value-type="float" office:value="0" calcext:value-type="float">
            <text:p>0</text:p>
          </table:table-cell>
          <table:table-cell table:formula="of:=SUM([.$B$2:.$B47])" office:value-type="float" office:value="93200" calcext:value-type="float">
            <text:p>93200</text:p>
          </table:table-cell>
          <table:table-cell table:style-name="ce2" table:formula="of:=AVERAGE([.$B$2:.$B47])" office:value-type="float" office:value="2026.08695652174" calcext:value-type="float">
            <text:p>2026.1</text:p>
          </table:table-cell>
          <table:table-cell office:value-type="string" calcext:value-type="string">
            <text:p>Final check and print</text:p>
          </table:table-cell>
        </table:table-row>
        <table:table-row table:style-name="ro1" table:number-rows-repeated="104852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1">00/00/0000</text:date>, <text:time style:data-style-name="N2" text:time-value="03:26:24.9430237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5:50:30.353299299</meta:creation-date>
    <dc:date>2017-05-21T03:38:03.719741202</dc:date>
    <meta:editing-duration>PT6H46M7S</meta:editing-duration>
    <meta:editing-cycles>29</meta:editing-cycles>
    <meta:generator>LibreOffice/5.1.6.2$Linux_X86_64 LibreOffice_project/10m0$Build-2</meta:generator>
    <meta:document-statistic meta:table-count="1" meta:cell-count="1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681cm" svg:height="12.017cm" xlink:href=".." xlink:type="simple" chart:class="chart:line" chart:style-name="ch1">
        <chart:title svg:x="9.812cm" svg:y="0.376cm" chart:style-name="ch2">
          <text:p>Characters statistic</text:p>
        </chart:title>
        <chart:legend svg:x="19.052cm" svg:y="1.158cm" style:legend-expansion="custom" chartooo:width="3.674cm" chartooo:height="1.096cm" style:legend-expansion-aspect-ratio="3.3521897810219" chart:style-name="ch3"/>
        <chart:plot-area chart:style-name="ch4" table:cell-range-address="Sheet1.B1:Sheet1.B47 Sheet1.D1:Sheet1.D47" chart:data-source-has-labels="row" svg:x="1.297cm" svg:y="2.129cm" svg:width="21.905cm" svg:height="8.213cm">
          <chartooo:coordinate-region svg:x="2.474cm" svg:y="2.328cm" svg:width="20.541cm" svg:height="7.815cm"/>
          <chart:axis chart:dimension="x" chart:name="primary-x" chart:style-name="ch5">
            <chart:title svg:x="11.848cm" svg:y="10.582cm" chart:style-name="ch6">
              <text:p>Time</text:p>
            </chart:title>
          </chart:axis>
          <chart:axis chart:dimension="y" chart:name="primary-y" chart:style-name="ch5">
            <chart:title svg:x="0.264cm" svg:y="7.443cm" chart:style-name="ch7">
              <text:p>Character count</text:p>
            </chart:title>
            <chart:grid chart:style-name="ch8" chart:class="major"/>
          </chart:axis>
          <chart:series chart:style-name="ch9" chart:values-cell-range-address="Sheet1.B2:Sheet1.B47" chart:label-cell-address="Sheet1.B1:Sheet1.B1" chart:class="chart:line">
            <chart:data-point chart:repeated="46"/>
          </chart:series>
          <chart:series chart:style-name="ch10" chart:values-cell-range-address="Sheet1.D2:Sheet1.D47" chart:label-cell-address="Sheet1.D1:Sheet1.D1" chart:class="chart:line">
            <chart:data-point chart:repeated="4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Characters</text:p>
                <draw:g>
                  <svg:desc>Sheet1.B1:Sheet1.B1</svg:desc>
                </draw:g>
              </table:table-cell>
              <table:table-cell office:value-type="string">
                <text:p>Daily Averag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00">
                <text:p>3900</text:p>
                <draw:g>
                  <svg:desc>Sheet1.B2:Sheet1.B47</svg:desc>
                </draw:g>
              </table:table-cell>
              <table:table-cell office:value-type="float" office:value="3900">
                <text:p>3900</text:p>
                <draw:g>
                  <svg:desc>Sheet1.D2:Sheet1.D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0">
                <text:p>18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00">
                <text:p>220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2033.33333333333">
                <text:p>2033.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742.85714285714">
                <text:p>1742.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00">
                <text:p>2900</text:p>
              </table:table-cell>
              <table:table-cell office:value-type="float" office:value="1677.77777777778">
                <text:p>1677.777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00">
                <text:p>3300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00">
                <text:p>430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0">
                <text:p>2200</text:p>
              </table:table-cell>
              <table:table-cell office:value-type="float" office:value="2107.69230769231">
                <text:p>2107.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00">
                <text:p>3100</text:p>
              </table:table-cell>
              <table:table-cell office:value-type="float" office:value="2178.57142857143">
                <text:p>2178.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0">
                <text:p>950</text:p>
              </table:table-cell>
              <table:table-cell office:value-type="float" office:value="2096.66666666667">
                <text:p>2096.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00">
                <text:p>2200</text:p>
              </table:table-cell>
              <table:table-cell office:value-type="float" office:value="2103.125">
                <text:p>2103.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00">
                <text:p>2900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0">
                <text:p>2700</text:p>
              </table:table-cell>
              <table:table-cell office:value-type="float" office:value="2180.55555555556">
                <text:p>2180.55555555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65.78947368421">
                <text:p>2065.789473684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00">
                <text:p>1800</text:p>
              </table:table-cell>
              <table:table-cell office:value-type="float" office:value="2052.5">
                <text:p>2052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954.76190476191">
                <text:p>1954.761904761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">
                <text:p>200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00">
                <text:p>2600</text:p>
              </table:table-cell>
              <table:table-cell office:value-type="float" office:value="1906.52173913043">
                <text:p>1906.521739130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00">
                <text:p>2600</text:p>
              </table:table-cell>
              <table:table-cell office:value-type="float" office:value="1935.41666666667">
                <text:p>1935.41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00">
                <text:p>4400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6750">
                <text:p>-6750</text:p>
              </table:table-cell>
              <table:table-cell office:value-type="float" office:value="1696.15384615385">
                <text:p>1696.15384615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00">
                <text:p>2200</text:p>
              </table:table-cell>
              <table:table-cell office:value-type="float" office:value="1714.81481481481">
                <text:p>1714.814814814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653.57142857143">
                <text:p>1653.57142857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596.55172413793">
                <text:p>1596.551724137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543.33333333333">
                <text:p>1543.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493.54838709677">
                <text:p>1493.548387096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446.875">
                <text:p>1446.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403.0303030303">
                <text:p>1403.03030303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361.76470588235">
                <text:p>1361.764705882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700">
                <text:p>6700</text:p>
              </table:table-cell>
              <table:table-cell office:value-type="float" office:value="1514.28571428571">
                <text:p>1514.285714285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000">
                <text:p>11000</text:p>
              </table:table-cell>
              <table:table-cell office:value-type="float" office:value="1777.77777777778">
                <text:p>1777.777777777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100">
                <text:p>6100</text:p>
              </table:table-cell>
              <table:table-cell office:value-type="float" office:value="1894.59459459459">
                <text:p>1894.594594594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844.73684210526">
                <text:p>1844.736842105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00">
                <text:p>4600</text:p>
              </table:table-cell>
              <table:table-cell office:value-type="float" office:value="1915.38461538462">
                <text:p>1915.384615384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00">
                <text:p>7100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700">
                <text:p>4700</text:p>
              </table:table-cell>
              <table:table-cell office:value-type="float" office:value="2109.75609756098">
                <text:p>2109.756097560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00">
                <text:p>3100</text:p>
              </table:table-cell>
              <table:table-cell office:value-type="float" office:value="2133.33333333333">
                <text:p>2133.3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00">
                <text:p>1800</text:p>
              </table:table-cell>
              <table:table-cell office:value-type="float" office:value="2125.58139534884">
                <text:p>2125.581395348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00">
                <text:p>1800</text:p>
              </table:table-cell>
              <table:table-cell office:value-type="float" office:value="2118.18181818182">
                <text:p>2118.181818181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2071.11111111111">
                <text:p>2071.111111111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2026.08695652174">
                <text:p>2026.086956521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